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ffff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vertical-align="middle" draw:auto-grow-height="false"/>
    </style:style>
    <style:style style:name="gr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3.5cm" svg:height="1.5cm" svg:x="4.5cm" svg:y="0.5cm">
          <text:p text:style-name="P1">I/O 2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7cm" svg:height="1.5cm" svg:x="0.5cm" svg:y="4.5cm">
          <text:p text:style-name="P1">Mémoire interne D.L.S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11.5cm" svg:height="1.5cm" svg:x="0.5cm" svg:y="13cm">
          <text:p text:style-name="P1">Dispatching</text:p>
          <draw:enhanced-geometry svg:viewBox="0 0 21600 21600" draw:type="rectangle" draw:enhanced-path="M 0 0 L 21600 0 21600 21600 0 21600 0 0 Z N"/>
        </draw:custom-shape>
        <draw:custom-shape draw:style-name="gr4" draw:text-style-name="P1" draw:id="id5" draw:layer="layout" svg:width="11.5cm" svg:height="3cm" svg:x="0.5cm" svg:y="8cm">
          <text:p text:style-name="P1">D.L.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3.5cm" svg:height="1.5cm" svg:x="0.5cm" svg:y="17cm">
          <text:p text:style-name="P1">Comm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18cm" svg:x="13.653cm" svg:y="0.5cm">
          <text:p text:style-name="P1">T</text:p>
          <text:p text:style-name="P1">H</text:p>
          <text:p text:style-name="P1">R</text:p>
          <text:p text:style-name="P1">E</text:p>
          <text:p text:style-name="P1">A</text:p>
          <text:p text:style-name="P1">D</text:p>
          <text:p text:style-name="P1"/>
          <text:p text:style-name="P1">A</text:p>
          <text:p text:style-name="P1">D</text:p>
          <text:p text:style-name="P1">M</text:p>
          <text:p text:style-name="P1">I</text:p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id="id1" draw:layer="layout" svg:width="3.5cm" svg:height="1.5cm" svg:x="0.5cm" svg:y="0.5cm">
          <text:p text:style-name="P1">I/O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5cm" svg:height="1.5cm" svg:x="8.5cm" svg:y="0.5cm">
          <text:p text:style-name="P1">I/O x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3.5cm" svg:height="1.5cm" svg:x="4.5cm" svg:y="17cm">
          <text:p text:style-name="P1">Comm 2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3.5cm" svg:height="1.5cm" svg:x="8.5cm" svg:y="17cm">
          <text:p text:style-name="P1">Comm x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.25cm" svg:y1="2cm" svg:x2="4cm" svg:y2="4.5cm" draw:start-shape="id1" draw:start-glue-point="2" draw:end-shape="id2" draw:end-glue-point="0" svg:d="m2250 2000v1250h1750v1250">
          <text:p/>
        </draw:connector>
        <draw:connector draw:style-name="gr7" draw:text-style-name="P1" draw:layer="layout" svg:x1="6.25cm" svg:y1="2cm" svg:x2="4cm" svg:y2="4.5cm" draw:start-shape="id3" draw:start-glue-point="2" draw:end-shape="id2" draw:end-glue-point="0" svg:d="m6250 2000v1250h-2250v1250">
          <text:p/>
        </draw:connector>
        <draw:connector draw:style-name="gr7" draw:text-style-name="P1" draw:layer="layout" svg:x1="10.25cm" svg:y1="2cm" svg:x2="4cm" svg:y2="4.5cm" draw:start-shape="id4" draw:start-glue-point="2" draw:end-shape="id2" draw:end-glue-point="0" svg:d="m10250 2000v1250h-6250v1250">
          <text:p/>
        </draw:connector>
        <draw:connector draw:style-name="gr7" draw:text-style-name="P1" draw:layer="layout" svg:x1="4cm" svg:y1="6cm" svg:x2="6.25cm" svg:y2="8cm" draw:start-shape="id2" draw:start-glue-point="2" draw:end-shape="id5" draw:end-glue-point="0" svg:d="m4000 6000v1000h2250v1000">
          <text:p/>
        </draw:connector>
        <draw:connector draw:style-name="gr7" draw:text-style-name="P1" draw:layer="layout" svg:x1="6.25cm" svg:y1="11cm" svg:x2="6.25cm" svg:y2="13cm" draw:start-shape="id5" draw:start-glue-point="2" draw:end-shape="id6" draw:end-glue-point="0" svg:d="m6250 11000v2000">
          <text:p/>
        </draw:connector>
        <draw:connector draw:style-name="gr7" draw:text-style-name="P1" draw:layer="layout" svg:x1="6.25cm" svg:y1="14.5cm" svg:x2="2.25cm" svg:y2="17cm" draw:start-shape="id6" draw:start-glue-point="2" draw:end-shape="id7" draw:end-glue-point="0" svg:d="m6250 14500v1250h-4000v1250">
          <text:p/>
        </draw:connector>
        <draw:connector draw:style-name="gr7" draw:text-style-name="P1" draw:layer="layout" svg:x1="6.25cm" svg:y1="14.5cm" svg:x2="6.25cm" svg:y2="17cm" draw:start-shape="id6" draw:start-glue-point="2" draw:end-shape="id8" draw:end-glue-point="0" svg:d="m6250 14500v2500">
          <text:p/>
        </draw:connector>
        <draw:connector draw:style-name="gr7" draw:text-style-name="P1" draw:layer="layout" svg:x1="6.25cm" svg:y1="14.5cm" svg:x2="10.25cm" svg:y2="17cm" draw:start-shape="id6" draw:start-glue-point="2" draw:end-shape="id9" draw:end-glue-point="0" svg:d="m6250 14500v1250h4000v1250">
          <text:p/>
        </draw:connector>
        <draw:custom-shape draw:style-name="gr8" draw:text-style-name="P1" draw:id="id10" draw:layer="layout" svg:width="4cm" svg:height="1.5cm" svg:x="8cm" svg:y="4.5cm">
          <text:p text:style-name="P1">Archivag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5cm" svg:y1="8cm" svg:x2="10cm" svg:y2="6cm" draw:start-shape="id5" draw:start-glue-point="0" draw:end-shape="id10" svg:d="m6250 8000v-1000h3750v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1T14:46:59.19</dc:date>
    <meta:editing-duration>PT01H21M44S</meta:editing-duration>
    <meta:editing-cycles>10</meta:editing-cycles>
    <meta:generator>OpenOffice.org/3.2$Win32 OpenOffice.org_project/320m12$Build-9483</meta:generator>
    <meta:document-statistic meta:object-count="20"/>
  </office:meta>
</office:document-meta>
</file>